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row table:style-name="ro1">
          <table:table-cell office:value-type="string" calcext:value-type="string">
            <text:p>Azimuth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8.5" calcext:value-type="float">
            <text:p>208.5</text:p>
          </table:table-cell>
          <table:table-cell office:value-type="float" office:value="209" calcext:value-type="float">
            <text:p>209</text:p>
          </table:table-cell>
          <table:table-cell office:value-type="float" office:value="209.5" calcext:value-type="float">
            <text:p>209.5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table:number-columns-repeated="2"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9.5" calcext:value-type="float">
            <text:p>209.5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table:number-columns-repeated="2"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0.5" calcext:value-type="float">
            <text:p>210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2.5" calcext:value-type="float">
            <text:p>212.5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table:number-columns-repeated="2"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3.5" calcext:value-type="float">
            <text:p>213.5</text:p>
          </table:table-cell>
          <table:table-cell office:value-type="float" office:value="209.5" calcext:value-type="float">
            <text:p>209.5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209.5" calcext:value-type="float">
            <text:p>209.5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4.5" calcext:value-type="float">
            <text:p>214.5</text:p>
          </table:table-cell>
          <table:table-cell office:value-type="float" office:value="208.5" calcext:value-type="float">
            <text:p>208.5</text:p>
          </table:table-cell>
          <table:table-cell office:value-type="float" office:value="209" calcext:value-type="float">
            <text:p>209</text:p>
          </table:table-cell>
          <table:table-cell office:value-type="float" office:value="209.5" calcext:value-type="float">
            <text:p>209.5</text:p>
          </table:table-cell>
          <table:table-cell office:value-type="float" office:value="210" calcext:value-type="float">
            <text:p>210</text:p>
          </table:table-cell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table:number-columns-repeated="2"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1.5" calcext:value-type="float">
            <text:p>221.5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1.5" calcext:value-type="float">
            <text:p>221.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1.5" calcext:value-type="float">
            <text:p>221.5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1.5" calcext:value-type="float">
            <text:p>221.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office:value-type="float" office:value="221.5" calcext:value-type="float">
            <text:p>221.5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0.5" calcext:value-type="float">
            <text:p>220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office:value-type="float" office:value="220.5" calcext:value-type="float">
            <text:p>220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.5" calcext:value-type="float">
            <text:p>219.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8.5" calcext:value-type="float">
            <text:p>218.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.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17.5" calcext:value-type="float">
            <text:p>217.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7.5" calcext:value-type="float">
            <text:p>217.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7.5" calcext:value-type="float">
            <text:p>217.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6.5" calcext:value-type="float">
            <text:p>216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office:value-type="float" office:value="215.5" calcext:value-type="float">
            <text:p>215.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.5</text:p>
          </table:table-cell>
          <table:table-cell office:value-type="float" office:value="214" calcext:value-type="float">
            <text:p>214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office:value-type="float" office:value="215.5" calcext:value-type="float">
            <text:p>215.5</text:p>
          </table:table-cell>
          <table:table-cell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3.5" calcext:value-type="float">
            <text:p>213.5</text:p>
          </table:table-cell>
          <table:table-cell office:value-type="float" office:value="213" calcext:value-type="float">
            <text:p>213</text:p>
          </table:table-cell>
          <table:table-cell office:value-type="float" office:value="212.5" calcext:value-type="float">
            <text:p>212.5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  <table:table-cell office:value-type="float" office:value="210.5" calcext:value-type="float">
            <text:p>210.5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2:30:04.234862290</meta:creation-date>
    <dc:date>2024-05-14T14:45:36.417332065</dc:date>
    <meta:editing-duration>PT12H15M32S</meta:editing-duration>
    <meta:editing-cycles>1</meta:editing-cycles>
    <meta:document-statistic meta:table-count="1" meta:cell-count="832" meta:object-count="0"/>
    <meta:generator>LibreOffice/7.6.5.2$Linux_X86_64 LibreOffice_project/60$Build-2</meta:generator>
  </office:meta>
</office:document-meta>
</file>